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objectwithoutfill">
      <style:graphic-properties svg:stroke-width="0.102cm" svg:stroke-color="#ff3333" draw:marker-start="Circle" draw:marker-start-width="0.356cm" draw:marker-end="Arrow_20_concave" draw:marker-end-width="0.457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color="#ff3333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P1" style:family="paragraph">
      <style:text-properties fo:font-family="Palatino" style:font-family-generic="roman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family="Palatino" style:font-family-generic="roman" fo:font-style="italic" style:font-style-asian="italic" style:font-style-complex="italic"/>
    </style:style>
    <style:style style:name="P5" style:family="paragraph">
      <style:paragraph-properties fo:text-align="center"/>
      <style:text-properties fo:font-family="Palatino" style:font-family-generic="roman"/>
    </style:style>
    <style:style style:name="P6" style:family="paragraph">
      <style:paragraph-properties fo:text-align="center"/>
      <style:text-properties fo:color="#ff3333" fo:font-size="18pt" style:font-size-asian="18pt" style:font-size-complex="18pt"/>
    </style:style>
    <style:style style:name="P7" style:family="paragraph">
      <style:paragraph-properties fo:text-align="center"/>
      <style:text-properties fo:color="#ff3333" fo:font-family="Palatino" style:font-family-generic="roman" fo:font-size="18pt" style:font-size-asian="18pt" style:font-size-complex="18pt"/>
    </style:style>
    <style:style style:name="P8" style:family="paragraph">
      <style:paragraph-properties fo:text-align="center"/>
      <style:text-properties fo:color="#ff3333"/>
    </style:style>
    <style:style style:name="P9" style:family="paragraph">
      <style:paragraph-properties fo:text-align="center"/>
      <style:text-properties fo:color="#ff3333" fo:font-family="Palatino" style:font-family-generic="roman"/>
    </style:style>
    <style:style style:name="T1" style:family="text">
      <style:text-properties fo:font-family="Palatino" style:font-family-generic="roman"/>
    </style:style>
    <style:style style:name="T2" style:family="text">
      <style:text-properties fo:font-family="Palatino" style:font-family-generic="roman" fo:font-style="italic" style:font-style-asian="italic" style:font-style-complex="italic"/>
    </style:style>
    <style:style style:name="T3" style:family="text">
      <style:text-properties fo:color="#ff3333" fo:font-family="Palatino" style:font-family-generic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82cm" svg:height="1.064cm" svg:x="9.171cm" svg:y="24.447cm">
          <draw:text-box>
            <text:p><text:span text:style-name="T1">Now</text:span></text:p>
          </draw:text-box>
        </draw:frame>
        <draw:line draw:style-name="gr2" draw:text-style-name="P2" draw:layer="layout" svg:x1="2.539cm" svg:y1="24.13cm" svg:x2="25.399cm" svg:y2="24.13cm">
          <text:p/>
        </draw:line>
        <draw:line draw:style-name="gr3" draw:text-style-name="P2" draw:layer="layout" svg:x1="10.159cm" svg:y1="23.812cm" svg:x2="10.159cm" svg:y2="24.447cm">
          <text:p/>
        </draw:line>
        <draw:frame draw:style-name="gr1" draw:text-style-name="P1" draw:layer="layout" svg:width="1.929cm" svg:height="1.064cm" svg:x="24.152cm" svg:y="24.606cm">
          <draw:text-box>
            <text:p><text:span text:style-name="T1">Time</text:span></text:p>
          </draw:text-box>
        </draw:frame>
        <draw:custom-shape draw:style-name="gr4" draw:text-style-name="P2" draw:layer="layout" svg:width="24.13cm" svg:height="22.86cm" svg:x="1.904cm" svg:y="0.63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.904cm" svg:y1="15.875cm" svg:x2="26.034cm" svg:y2="15.875cm">
          <text:p/>
        </draw:line>
        <draw:frame draw:style-name="gr1" draw:text-style-name="P4" draw:layer="layout" svg:width="4.033cm" svg:height="2.753cm" svg:x="18.572cm" svg:y="17.303cm">
          <draw:text-box>
            <text:p text:style-name="P3"><text:span text:style-name="T2">Factual</text:span></text:p>
            <text:p text:style-name="P3"><text:span text:style-name="T2">Physical Type</text:span></text:p>
            <text:p text:style-name="P3"><text:span text:style-name="T2">Knowledge</text:span></text:p>
          </draw:text-box>
        </draw:frame>
        <draw:frame draw:style-name="gr1" draw:text-style-name="P4" draw:layer="layout" svg:width="4.346cm" svg:height="2.753cm" svg:x="2.509cm" svg:y="5.241cm">
          <draw:text-box>
            <text:p text:style-name="P3"><text:span text:style-name="T2">Counterfactual</text:span></text:p>
            <text:p text:style-name="P3"><text:span text:style-name="T2">Physical Type</text:span></text:p>
            <text:p text:style-name="P3"><text:span text:style-name="T2">Knowledge</text:span></text:p>
          </draw:text-box>
        </draw:frame>
        <draw:line draw:style-name="gr6" draw:text-style-name="P2" draw:layer="layout" svg:x1="1.905cm" svg:y1="4.445cm" svg:x2="26.035cm" svg:y2="4.445cm">
          <text:p/>
        </draw:line>
        <draw:frame draw:style-name="gr1" draw:text-style-name="P4" draw:layer="layout" svg:width="5.104cm" svg:height="2.753cm" svg:x="2.083cm" svg:y="1.187cm">
          <draw:text-box>
            <text:p text:style-name="P3"><text:span text:style-name="T2">Possible</text:span></text:p>
            <text:p text:style-name="P3"><text:span text:style-name="T2">Reactive Resource</text:span></text:p>
            <text:p text:style-name="P3"><text:span text:style-name="T2">Executions</text:span></text:p>
          </draw:text-box>
        </draw:frame>
        <draw:path draw:style-name="gr7" draw:text-style-name="P2" draw:layer="layout" svg:width="5.984cm" svg:height="4.345cm" draw:transform="skewX (-0.0631809189221948) rotate (2.17764730771332) translate (2.53899997574122cm 17.7800000192204cm)" svg:viewBox="0 0 5985 4346" svg:d="m0 0c3995 0 5552 1004 5985 4346">
          <text:p/>
        </draw:path>
        <draw:path draw:style-name="gr7" draw:text-style-name="P2" draw:layer="layout" svg:width="5.984cm" svg:height="4.345cm" draw:transform="skewX (-0.0631809189221947) rotate (2.17764730771332) translate (2.53899997574122cm 21.5900000192204cm)" svg:viewBox="0 0 5985 4346" svg:d="m0 0c3995 0 5552 1004 5985 4346">
          <text:p/>
        </draw:path>
        <draw:path draw:style-name="gr7" draw:text-style-name="P2" draw:layer="layout" svg:width="5.372cm" svg:height="3.075cm" draw:transform="skewX (-0.479267412597643) rotate (-1.15523343189505) translate (17.77900195672cm 2.53999756023327cm)" svg:viewBox="0 0 5373 3076" svg:d="m0 0c3588-2 4987 710 5373 3076">
          <text:p/>
        </draw:path>
        <draw:path draw:style-name="gr7" draw:text-style-name="P2" draw:layer="layout" svg:width="3.08cm" svg:height="2.296cm" draw:transform="skewX (-0.018151424220741) rotate (0.923628240155399) translate (15.9201935996934cm 4.99824200561799cm)" svg:viewBox="0 0 3081 2297" svg:d="m3081 0c-2057-1-2859 530-3081 2297">
          <text:p/>
        </draw:path>
        <draw:g>
          <draw:custom-shape draw:style-name="gr8" draw:text-style-name="P5" draw:layer="layout" svg:width="7.62cm" svg:height="2.54cm" svg:x="10.159cm" svg:y="1.27cm">
            <text:p text:style-name="P5"><text:span text:style-name="T1">Drop and wait for</text:span></text:p>
            <text:p text:style-name="P5"><text:span text:style-name="T1">block to fall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0.159cm" svg:y1="0.952cm" svg:x2="10.159cm" svg:y2="4.127cm">
            <text:p/>
          </draw:line>
          <draw:line draw:style-name="gr3" draw:text-style-name="P2" draw:layer="layout" svg:x1="17.779cm" svg:y1="0.952cm" svg:x2="17.779cm" svg:y2="4.127cm">
            <text:p/>
          </draw:line>
        </draw:g>
        <draw:path draw:style-name="gr7" draw:text-style-name="P2" draw:layer="layout" svg:width="7.39cm" svg:height="4.692cm" draw:transform="skewX (-0.33248522250492) rotate (2.05093640401854) translate (10.16cm 12.7cm)" svg:viewBox="0 0 7391 4693" svg:d="m0 0c4933 0 6856 1085 7391 4693">
          <text:p/>
        </draw:path>
        <draw:path draw:style-name="gr7" draw:text-style-name="P2" draw:layer="layout" svg:width="4.28cm" svg:height="1.84cm" draw:transform="skewX (-0.773355391558687) rotate (1.86488430575594) translate (10.158cm 8.89cm)" svg:viewBox="0 0 4281 1841" svg:d="m0 0c2856 1 3970 426 4281 1841">
          <text:p/>
        </draw:path>
        <draw:g>
          <draw:polygon draw:style-name="gr9" draw:text-style-name="P2" draw:layer="layout" svg:width="7.619cm" svg:height="2.539cm" svg:x="2.539cm" svg:y="16.51cm" svg:viewBox="0 0 7620 2540" draw:points="0,0 0,2540 7143,2540 7620,1746 7143,952 7620,0">
            <text:p/>
          </draw:polygon>
          <draw:custom-shape draw:style-name="gr10" draw:text-style-name="P5" draw:layer="layout" svg:width="7.62cm" svg:height="2.54cm" svg:x="2.539cm" svg:y="16.51cm">
            <text:p text:style-name="P5"><text:span text:style-name="T1">Gripper-1 is holding</text:span></text:p>
            <text:p text:style-name="P5"><text:span text:style-name="T1">a block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.54cm" svg:y1="19.05cm" svg:x2="2.539cm" svg:y2="19.367cm">
            <text:p/>
          </draw:line>
          <draw:line draw:style-name="gr3" draw:text-style-name="P2" draw:layer="layout" svg:x1="2.54cm" svg:y1="16.193cm" svg:x2="2.539cm" svg:y2="16.51cm">
            <text:p/>
          </draw:line>
        </draw:g>
        <draw:g>
          <draw:polygon draw:style-name="gr9" draw:text-style-name="P2" draw:layer="layout" svg:width="7.619cm" svg:height="2.539cm" svg:x="2.539cm" svg:y="20.32cm" svg:viewBox="0 0 7620 2540" draw:points="0,0 0,2540 7143,2540 7620,1746 7143,952 7620,0">
            <text:p/>
          </draw:polygon>
          <draw:custom-shape draw:style-name="gr11" draw:text-style-name="P5" draw:layer="layout" svg:width="7.62cm" svg:height="2.54cm" svg:x="2.539cm" svg:y="20.32cm">
            <text:p text:style-name="P5"><text:span text:style-name="T1">Gripper-1 is above</text:span></text:p>
            <text:p text:style-name="P5"><text:span text:style-name="T1">a block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.54cm" svg:y1="22.86cm" svg:x2="2.539cm" svg:y2="23.177cm">
            <text:p/>
          </draw:line>
          <draw:line draw:style-name="gr3" draw:text-style-name="P2" draw:layer="layout" svg:x1="2.541cm" svg:y1="20.002cm" svg:x2="2.54cm" svg:y2="20.319cm">
            <text:p/>
          </draw:line>
        </draw:g>
        <draw:custom-shape draw:style-name="gr12" draw:text-style-name="P7" draw:layer="layout" svg:width="1.27cm" svg:height="1.27cm" svg:x="0.317cm" svg:y="10.06cm">
          <text:p text:style-name="P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27cm" svg:height="1.27cm" svg:x="0.317cm" svg:y="20.085cm">
          <text:p text:style-name="P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.27cm" svg:height="1.27cm" svg:x="6.667cm" svg:y="6.585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27cm" svg:height="1.27cm" svg:x="15.557cm" svg:y="5.238cm">
          <text:p text:style-name="P6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1.27cm" svg:height="1.27cm" svg:x="18.732cm" svg:y="8.572cm">
          <text:p text:style-name="P6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9" draw:layer="layout" svg:width="1.27cm" svg:height="1.27cm" svg:x="10.636cm" svg:y="2.381cm">
          <text:p text:style-name="P8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5" draw:layer="layout" svg:width="22.86cm" svg:height="2.54cm" svg:x="2.54cm" svg:y="12.7cm">
            <text:p text:style-name="P5"><text:span text:style-name="T1">Gripper-1 is above a block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.54cm" svg:y1="12.382cm" svg:x2="2.54cm" svg:y2="15.557cm">
            <text:p/>
          </draw:line>
          <draw:line draw:style-name="gr3" draw:text-style-name="P2" draw:layer="layout" svg:x1="2.54cm" svg:y1="12.7cm" svg:x2="25.4cm" svg:y2="12.7cm">
            <text:p/>
          </draw:line>
          <draw:line draw:style-name="gr3" draw:text-style-name="P2" draw:layer="layout" svg:x1="2.54cm" svg:y1="15.24cm" svg:x2="24.923cm" svg:y2="15.24cm">
            <text:p/>
          </draw:line>
          <draw:line draw:style-name="gr3" draw:text-style-name="P2" draw:layer="layout" svg:x1="25.4cm" svg:y1="12.7cm" svg:x2="24.923cm" svg:y2="13.652cm">
            <text:p/>
          </draw:line>
          <draw:line draw:style-name="gr3" draw:text-style-name="P2" draw:layer="layout" svg:x1="25.4cm" svg:y1="14.446cm" svg:x2="24.923cm" svg:y2="15.24cm">
            <text:p/>
          </draw:line>
          <draw:line draw:style-name="gr3" draw:text-style-name="P2" draw:layer="layout" svg:x1="24.923cm" svg:y1="13.652cm" svg:x2="25.4cm" svg:y2="14.446cm">
            <text:p/>
          </draw:line>
        </draw:g>
        <draw:g>
          <draw:custom-shape draw:style-name="gr8" draw:text-style-name="P5" draw:layer="layout" svg:width="15.24cm" svg:height="2.54cm" svg:x="2.539cm" svg:y="8.89cm">
            <text:p text:style-name="P5"><text:span text:style-name="T1">Gripper-1 is holding a block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.539cm" svg:y1="8.572cm" svg:x2="2.539cm" svg:y2="11.747cm">
            <text:p/>
          </draw:line>
          <draw:line draw:style-name="gr3" draw:text-style-name="P2" draw:layer="layout" svg:x1="17.779cm" svg:y1="8.572cm" svg:x2="17.779cm" svg:y2="11.747cm">
            <text:p/>
          </draw:line>
        </draw:g>
        <draw:g>
          <draw:polygon draw:style-name="gr9" draw:text-style-name="P2" draw:layer="layout" svg:width="7.619cm" svg:height="2.539cm" svg:x="17.78cm" svg:y="5.08cm" svg:viewBox="0 0 7620 2540" draw:points="0,2540 0,2381 0,0 7620,0 7143,952 7620,1746 7143,2540">
            <text:p/>
          </draw:polygon>
          <draw:custom-shape draw:style-name="gr11" draw:text-style-name="P5" draw:layer="layout" svg:width="7.62cm" svg:height="2.54cm" svg:x="17.779cm" svg:y="5.08cm">
            <text:p text:style-name="P5"><text:span text:style-name="T1">A block is sitting</text:span></text:p>
            <text:p text:style-name="P5"><text:span text:style-name="T1">on a block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7.78cm" svg:y1="7.62cm" svg:x2="17.779cm" svg:y2="7.937cm">
            <text:p/>
          </draw:line>
          <draw:line draw:style-name="gr3" draw:text-style-name="P2" draw:layer="layout" svg:x1="17.78cm" svg:y1="4.762cm" svg:x2="17.78cm" svg:y2="5.08cm">
            <text:p/>
          </draw:line>
        </draw:g>
        <draw:custom-shape draw:style-name="gr12" draw:text-style-name="P9" draw:layer="layout" svg:width="1.27cm" svg:height="1.27cm" svg:x="9.901cm" svg:y="5.332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6T22:58:12</meta:creation-date>
    <dc:date>2012-08-27T02:07:45</dc:date>
    <dc:creator>neptune </dc:creator>
    <meta:editing-duration>PT2H52M13S</meta:editing-duration>
    <meta:editing-cycles>18</meta:editing-cycles>
    <meta:generator>LibreOffice/3.5$Linux_X86_64 LibreOffice_project/350m1$Build-2</meta:generator>
    <meta:document-statistic meta:object-count="54"/>
  </office:meta>
</office:document-meta>
</file>